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E000003C3FCFF992B0E239F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cm" fo:min-width="16.75cm"/>
    </style:style>
    <style:style style:name="gr2" style:family="graphic" style:parent-style-name="standard">
      <style:graphic-properties draw:stroke="none" svg:stroke-color="#000000" draw:fill="none" draw:fill-color="#ffffff" fo:min-height="4.32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5cm" fo:min-width="18.25cm"/>
    </style:style>
    <style:style style:name="gr4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2.5cm"/>
    </style:style>
    <style:style style:name="gr6" style:family="graphic" style:parent-style-name="standard">
      <style:graphic-properties draw:stroke="none" svg:stroke-color="#000000" draw:fill="none" draw:fill-color="#ffffff" fo:min-height="3.241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2cm"/>
    </style:style>
    <style:style style:name="gr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7.5cm"/>
    </style:style>
    <style:style style:name="gr10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5cm" svg:height="3.75cm" svg:x="1cm" svg:y="0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cm" svg:height="4.571cm" svg:x="1.25cm" svg:y="1cm">
          <draw:text-box>
            <text:p>ΓΙΑ ΝΑ ΛΥΣΟΥΜΕ ΑΥΤΗΝ ΤΗΝ ΕΞΙΣΩΣΗ ΕΠΙΚΑΛΟΥΜΑΣΤΕ ΤΟΝ ΤΕΛΕΣΤΗ ΤΟΥ GAUSS ΓΙΑ ΝΑ ΤΗΝ ΜΕΤΑΤΡΕΨΟΥΜΕ ΣΕ ΔΡΑΚΟ.</text:p>
          </draw:text-box>
        </draw:frame>
        <draw:custom-shape draw:style-name="gr3" draw:text-style-name="P1" draw:layer="layout" svg:width="18.75cm" svg:height="3.75cm" svg:x="1.25cm" svg:y="5.2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0.25cm" svg:height="3.5cm" svg:x="0.5cm" svg:y="5.5cm">
          <draw:text-box>
            <text:p>ΜΕΤΑ ΣΚΟΤΩΝΟΥΜΕ ΤΟΝ ΔΡΑΚΟ ΜΕ ΤΟ ΤΟΞΟ ΤΟΥ HILBERT ΚΑΙ ΒΑΖΟΥΜΕ ΤΟ ΠΤΩΜΑ ΤΟΥ ΠΙΣΩ ΣΤΗΝ ΛΥΣΗ. </text:p>
          </draw:text-box>
        </draw:frame>
        <draw:custom-shape draw:style-name="gr5" draw:text-style-name="P1" draw:layer="layout" svg:width="13cm" svg:height="2.75cm" svg:x="6.75cm" svg:y="9.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3cm" svg:height="3.491cm" svg:x="7.75cm" svg:y="9.509cm">
          <draw:text-box>
            <text:p>ΓΙΑ ΝΑ ΤΟ ΞΕΚΑΘΑΡΙΣΟΥΜΕ, ΑΥΤΟ ΕΙΝΑΙ ΜΕΤΑΦΟΡΑ ΕΤΣΙ;</text:p>
          </draw:text-box>
        </draw:frame>
        <draw:custom-shape draw:style-name="gr7" draw:text-style-name="P1" draw:layer="layout" svg:width="12.5cm" svg:height="2.75cm" svg:x="0.75cm" svg:y="12.2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2.5cm" svg:height="2.5cm" svg:x="0.5cm" svg:y="12.25cm">
          <draw:text-box>
            <text:p>ΣΟΥ ΦΑΙΝΕΤΑΙ ΑΥΤΟ ΣΑΝ ΜΑΘΗΜΑ ΛΟΓΟΤΕΧΝΙΑΣ;</text:p>
          </draw:text-box>
        </draw:frame>
        <draw:custom-shape draw:style-name="gr9" draw:text-style-name="P1" draw:layer="layout" svg:width="18cm" svg:height="1cm" svg:x="1.5cm" svg:y="28.2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1.5cm" svg:height="2.411cm" svg:x="-0.172cm" svg:y="28.211cm">
          <draw:text-box>
            <text:p>ΟΛΕΣ ΟΙ ΠΡΟΗΓΜΕΝΕΣ ΤΕΧΝΙΚΕΣ ΜΑΘΗΜΑΤΙΚΩΝ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3E000003C3FCFF992B0E239F5D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1" fo:font-family="'Comic Sans MS'" style:font-style-name="Bold" style:font-family-generic="script" style:font-pitch="variable" fo:font-size="2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2T01:33:38.936322543</meta:creation-date>
    <dc:date>2023-06-12T02:08:55.656129745</dc:date>
    <meta:editing-duration>PT10M9S</meta:editing-duration>
    <meta:editing-cycles>2</meta:editing-cycles>
    <meta:generator>LibreOffice/7.3.7.2$Linux_X86_64 LibreOffice_project/30$Build-2</meta:generator>
    <meta:document-statistic meta:object-count="10"/>
  </office:meta>
</office:document-meta>
</file>